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9pt"/>
    </style:style>
    <style:style style:name="P3" style:family="paragraph" style:parent-style-name="Standard">
      <style:text-properties style:font-name="Times" fo:font-size="12pt" fo:font-weight="bold"/>
    </style:style>
    <style:style style:name="T1" style:family="text">
      <style:text-properties officeooo:rsid="000cc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eptember <text:span text:style-name="T1">14</text:span> 2019 <text:span text:style-name="T1">10</text:span>:<text:span text:style-name="T1">51</text:span> Pm</text:p>
      <text:p text:style-name="P3">Full Stack Project Spring Boot 2.0 ReactJs and Redux</text:p>
      <text:p text:style-name="P3"><text:span text:style-name="T1">3</text:span> – <text:span text:style-name="T1">React and Redux Front-end Project CRUD Operations</text:span></text:p>
      <text:p text:style-name="P3"><text:tab/>Start Video 1. 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4T22:51:27.475135297</dc:date>
    <meta:editing-duration>PT1M14S</meta:editing-duration>
    <meta:editing-cycles>1</meta:editing-cycles>
    <meta:document-statistic meta:table-count="0" meta:image-count="0" meta:object-count="0" meta:page-count="1" meta:paragraph-count="4" meta:word-count="25" meta:character-count="147" meta:non-whitespace-character-count="123"/>
  </office:meta>
</office:document-meta>
</file>